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2"/>
        <table:table-column table:style-name="co2" table:default-cell-style-name="ce3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Ámbar Gris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1 (0-2 am)</text:p>
          </table:table-cell>
          <table:table-cell office:value-type="date" office:date-value="2020-01-26">
            <text:p>26/01/20</text:p>
          </table:table-cell>
          <table:table-cell/>
          <table:table-cell office:value-type="string">
            <text:p>Libro de los mil añ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string">
            <text:p>Bulto de Azafran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string">
            <text:p>Bulto de Azafran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4 (6-8 am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5 (8-10am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5 (8-10am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5 (8-10am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number-rows-repeated="7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Default" table:number-columns-repeated="13"/>
          <table:table-cell table:style-name="ce5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09:0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09:09:17.79</dc:date>
    <meta:editing-duration>PT2H5M3S</meta:editing-duration>
    <meta:editing-cycles>19</meta:editing-cycles>
    <meta:generator>OpenOffice/4.1.7$Win32 OpenOffice.org_project/417m1$Build-9800</meta:generator>
    <meta:document-statistic meta:table-count="3" meta:cell-count="92" meta:object-count="0"/>
  </office:meta>
</office:document-meta>
</file>